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fc5" officeooo:paragraph-rsid="0001025f"/>
    </style:style>
    <style:style style:name="P2" style:family="paragraph" style:parent-style-name="Standard">
      <style:text-properties officeooo:rsid="0001025f" officeooo:paragraph-rsid="0001025f"/>
    </style:style>
    <style:style style:name="P3" style:family="paragraph" style:parent-style-name="Standard">
      <style:text-properties officeooo:rsid="00016491" officeooo:paragraph-rsid="00016491"/>
    </style:style>
    <style:style style:name="P4" style:family="paragraph" style:parent-style-name="Standard">
      <style:text-properties officeooo:rsid="0002cff8" officeooo:paragraph-rsid="0002cff8"/>
    </style:style>
    <style:style style:name="P5" style:family="paragraph" style:parent-style-name="Standard">
      <style:text-properties officeooo:rsid="00008fc5" officeooo:paragraph-rsid="0002c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MERKUNG CLEMENS – unsicher</text:p>
      <text:p text:style-name="P1"/>
      <text:p text:style-name="P2">S17: macro scale bei Fuzzy landforms?</text:p>
      <text:p text:style-name="P2"/>
      <text:p text:style-name="P2">S19_: prinzipiell: gibt es Massstabseinschränkungen durch die Autoren?</text:p>
      <text:p text:style-name="P2"/>
      <text:p text:style-name="P2">S21: <text:s/>“to its slope” - erklären (cell without slope)</text:p>
      <text:p text:style-name="P2"/>
      <text:p text:style-name="P3">S22: boxplot legende</text:p>
      <text:p text:style-name="P3"/>
      <text:p text:style-name="P4">S32: Umgelagerte Böden treffen eher auf Hangfuss zu? Was ist mit dem was wir in gemeinsam gegraben haben?</text:p>
      <text:p text:style-name="P4"/>
      <text:p text:style-name="P4">S38, zeilen um 940: topographic setting strongly impacts how topographic position is perceived.... “woher wisen wir das?”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04-17T09:38:57.963536171</meta:creation-date>
    <dc:date>2017-04-26T08:00:32.354229856</dc:date>
    <dc:creator>fabs </dc:creator>
    <meta:editing-duration>PT47M4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64" meta:character-count="433" meta:non-whitespace-character-count="374"/>
  </office:meta>
</office:document-meta>
</file>